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4bb3d" officeooo:paragraph-rsid="0014cc30"/>
    </style:style>
    <style:style style:name="P2" style:family="paragraph" style:parent-style-name="Heading_20_2">
      <style:text-properties officeooo:rsid="0014bb3d" officeooo:paragraph-rsid="0014bb3d"/>
    </style:style>
    <style:style style:name="T1" style:family="text">
      <style:text-properties officeooo:rsid="0014cc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Final Report</text:h>
      <text:p text:style-name="P1"><text:span text:style-name="T1">This document is a compilation of all previous documents, and adds to that: a table of contents, an introduction, and a conclusion. This conclusion will go over some of the problems the group faced over the course of this project, and how these problems were eventually solved. </text:span>The “Final Report” is the final document to be handed in collectively, and marks the completion of the project of <text:span text:style-name="T1">designing and building a sorting machine and the software that controls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1:00:26.228835016</meta:creation-date>
    <dc:date>2015-02-14T11:12:43.307286112</dc:date>
    <meta:editing-duration>PT12M16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2" meta:word-count="81" meta:character-count="479" meta:non-whitespace-character-count="400"/>
  </office:meta>
</office:document-meta>
</file>